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e2d3" officeooo:paragraph-rsid="0015e2d3"/>
    </style:style>
    <style:style style:name="P2" style:family="paragraph" style:parent-style-name="Standard">
      <style:paragraph-properties fo:text-align="start" style:justify-single-word="false"/>
      <style:text-properties officeooo:rsid="0015e2d3" officeooo:paragraph-rsid="0015e2d3"/>
    </style:style>
    <style:style style:name="P3" style:family="paragraph" style:parent-style-name="Standard">
      <style:paragraph-properties fo:text-align="start" style:justify-single-word="false"/>
      <style:text-properties officeooo:rsid="0015e2d3" officeooo:paragraph-rsid="0016b701"/>
    </style:style>
    <style:style style:name="P4" style:family="paragraph" style:parent-style-name="Standard">
      <style:paragraph-properties fo:text-align="start" style:justify-single-word="false"/>
      <style:text-properties officeooo:rsid="0015e2d3" officeooo:paragraph-rsid="0017cef9"/>
    </style:style>
    <style:style style:name="P5" style:family="paragraph" style:parent-style-name="Standard" style:list-style-name="L1">
      <style:paragraph-properties fo:text-align="start" style:justify-single-word="false"/>
      <style:text-properties officeooo:paragraph-rsid="0015e2d3"/>
    </style:style>
    <style:style style:name="P6" style:family="paragraph" style:parent-style-name="Standard" style:list-style-name="L9">
      <style:paragraph-properties fo:text-align="start" style:justify-single-word="false"/>
      <style:text-properties officeooo:paragraph-rsid="0017cef9"/>
    </style:style>
    <style:style style:name="P7" style:family="paragraph" style:parent-style-name="Standard">
      <style:paragraph-properties fo:text-align="start" style:justify-single-word="false"/>
      <style:text-properties fo:font-weight="bold" officeooo:rsid="0015e2d3" officeooo:paragraph-rsid="0015e2d3" style:font-weight-asian="bold" style:font-weight-complex="bold"/>
    </style:style>
    <style:style style:name="P8" style:family="paragraph" style:parent-style-name="Standard" style:list-style-name="L5">
      <style:paragraph-properties fo:text-align="start" style:justify-single-word="false"/>
      <style:text-properties officeooo:rsid="0016b701" officeooo:paragraph-rsid="0016b701"/>
    </style:style>
    <style:style style:name="P9" style:family="paragraph" style:parent-style-name="Standard" style:list-style-name="L6">
      <style:paragraph-properties fo:text-align="start" style:justify-single-word="false"/>
      <style:text-properties officeooo:rsid="0016b701" officeooo:paragraph-rsid="0016b701"/>
    </style:style>
    <style:style style:name="P10" style:family="paragraph" style:parent-style-name="Standard" style:list-style-name="L7">
      <style:paragraph-properties fo:text-align="start" style:justify-single-word="false"/>
      <style:text-properties officeooo:rsid="0016b701" officeooo:paragraph-rsid="0016b701"/>
    </style:style>
    <style:style style:name="P11" style:family="paragraph" style:parent-style-name="Standard" style:list-style-name="L8">
      <style:paragraph-properties fo:text-align="start" style:justify-single-word="false"/>
      <style:text-properties officeooo:rsid="0017cef9" officeooo:paragraph-rsid="0017cef9"/>
    </style:style>
    <style:style style:name="P12" style:family="paragraph" style:parent-style-name="Standard">
      <style:paragraph-properties fo:text-align="start" style:justify-single-word="false"/>
      <style:text-properties officeooo:rsid="0017cef9" officeooo:paragraph-rsid="0017cef9"/>
    </style:style>
    <style:style style:name="P13" style:family="paragraph" style:parent-style-name="Standard" style:list-style-name="L6">
      <style:paragraph-properties fo:text-align="start" style:justify-single-word="false"/>
      <style:text-properties officeooo:rsid="0017cef9" officeooo:paragraph-rsid="0017cef9"/>
    </style:style>
    <style:style style:name="P14" style:family="paragraph" style:parent-style-name="Standard" style:list-style-name="L3">
      <style:paragraph-properties fo:text-align="start" style:justify-single-word="false"/>
      <style:text-properties officeooo:rsid="0017cef9" officeooo:paragraph-rsid="0017cef9"/>
    </style:style>
    <style:style style:name="P15" style:family="paragraph" style:parent-style-name="Standard" style:list-style-name="L10">
      <style:paragraph-properties fo:text-align="start" style:justify-single-word="false"/>
      <style:text-properties officeooo:rsid="0017cef9" officeooo:paragraph-rsid="0017cef9"/>
    </style:style>
    <style:style style:name="T1" style:family="text">
      <style:text-properties officeooo:rsid="0016b701"/>
    </style:style>
    <style:style style:name="T2" style:family="text">
      <style:text-properties fo:font-weight="bold" style:font-weight-asian="bold" style:font-weight-complex="bold"/>
    </style:style>
    <style:style style:name="T3" style:family="text">
      <style:text-properties fo:font-weight="bold" officeooo:rsid="0016b701" style:font-weight-asian="bold" style:font-weight-complex="bold"/>
    </style:style>
    <style:style style:name="T4" style:family="text">
      <style:text-properties officeooo:rsid="0017cef9"/>
    </style:style>
    <style:style style:name="T5" style:family="text">
      <style:text-properties fo:font-weight="normal" officeooo:rsid="0017cef9" style:font-weight-asian="normal" style:font-weight-complex="normal"/>
    </style:style>
    <style:style style:name="T6" style:family="text">
      <style:text-properties officeooo:rsid="001a74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ital Sternin Comprehensive Exam Schedule</text:p>
      <text:p text:style-name="P2"/>
      <text:p text:style-name="P3"><text:span text:style-name="T2">Outline:</text:span> </text:p>
      <text:p text:style-name="P3"><text:span text:style-name="T1">Student Deadline – Jan</text:span> <text:span text:style-name="T1">23, 2017 </text:span></text:p>
      <text:list xml:id="list7770062494310182337" text:style-name="L1">
        <text:list-item>
          <text:p text:style-name="P5"><text:span text:style-name="T1">The outline is approved by the supervisor and </text:span><text:span text:style-name="T3">one</text:span><text:span text:style-name="T1"> committee member (the advisory committee)</text:span></text:p>
        </text:list-item>
      </text:list>
      <text:p text:style-name="P2"/>
      <text:p text:style-name="P2"><text:span text:style-name="T2">First Draft:</text:span> </text:p>
      <text:p text:style-name="P2"><text:span text:style-name="T1">S</text:span>tudent <text:span text:style-name="T1">Deadline –</text:span> <text:span text:style-name="T1">March 20, 2017</text:span></text:p>
      <text:p text:style-name="P2"><text:span text:style-name="T1">Advisory Committee Deadline</text:span>: <text:span text:style-name="T1">April 3, 2017</text:span></text:p>
      <text:list xml:id="list4069749365849628787" text:style-name="L3">
        <text:list-item>
          <text:p text:style-name="P14">Feedback provided within 2 weeks of receiving draft</text:p>
        </text:list-item>
      </text:list>
      <text:p text:style-name="P2"/>
      <text:p text:style-name="P7">Final Written Paper:</text:p>
      <text:p text:style-name="P2"><text:span text:style-name="T1">S</text:span>tudent <text:span text:style-name="T1">Deadline – May 15, 2017</text:span></text:p>
      <text:list xml:id="list2040683636042835066" text:style-name="L5">
        <text:list-item>
          <text:p text:style-name="P8"><text:span text:style-name="T4">T</text:span>he final paper is read by all three evaluation committee members</text:p>
        </text:list-item>
      </text:list>
      <text:p text:style-name="P3"><text:span text:style-name="T1">Full C</text:span>ommittee <text:span text:style-name="T4">Evaluation Deadline – J</text:span>une <text:span text:style-name="T1">5, 2017</text:span></text:p>
      <text:list xml:id="list5583203541227273732" text:style-name="L6">
        <text:list-item>
          <text:p text:style-name="P13">Feedback provided within 3 weeks of receiving paper</text:p>
        </text:list-item>
        <text:list-item>
          <text:p text:style-name="P9">The student is informed of the outcome of the written examination. If the student has obtained a Conditional Pass or Failure, remedial measures, if any, will be specified. </text:p>
        </text:list-item>
      </text:list>
      <text:p text:style-name="P2"/>
      <text:p text:style-name="P2"><text:span text:style-name="T2">Revised </text:span><text:span text:style-name="T3">W</text:span><text:span text:style-name="T2">ritten </text:span><text:span text:style-name="T3">P</text:span><text:span text:style-name="T2">aper (if required)</text:span></text:p>
      <text:list xml:id="list6454130112951559714" text:style-name="L9">
        <text:list-item>
          <text:p text:style-name="P6"><text:span text:style-name="T5">Students who receive a Conditional Pass will be required to submit a revised version of the paper in response to remedial measures specified by the committee. </text:span></text:p>
        </text:list-item>
      </text:list>
      <text:p text:style-name="P2"><text:span text:style-name="T1">Student Deadline – June 23, 2017</text:span></text:p>
      <text:list xml:id="list483380382682994813" text:style-name="L7">
        <text:list-item>
          <text:p text:style-name="P10"><text:span text:style-name="T4">Within 2</text:span> weeks <text:span text:style-name="T4">of receiving</text:span> feedback <text:span text:style-name="T4">(taking into account conference attendance Jun 16-18)</text:span></text:p>
        </text:list-item>
      </text:list>
      <text:p text:style-name="P4"><text:span text:style-name="T1">Full C</text:span>ommittee <text:span text:style-name="T4">Evaluation Deadline – J</text:span>u<text:span text:style-name="T4">ly 7, 2017</text:span></text:p>
      <text:list xml:id="list7124871409138765476" text:style-name="L8">
        <text:list-item>
          <text:p text:style-name="P11">Feedback provided within 2 weeks of receiving revised paper</text:p>
        </text:list-item>
      </text:list>
      <text:p text:style-name="P2"/>
      <text:p text:style-name="P4"><text:span text:style-name="T2">Oral examinations (if required)</text:span> </text:p>
      <text:p text:style-name="P4"><text:span text:style-name="T4">An oral examination based on the revised version of the written paper will be scheduled as soon as possible after the written evaluation (within 1 week)</text:span></text:p>
      <text:p text:style-name="P4"><text:span text:style-name="T4">Student Deadline: July 13, 2017</text:span></text:p>
      <text:p text:style-name="P12">Full Committee Evaluation Oral Deadline: July 2<text:span text:style-name="T6">0</text:span>, 2017</text:p>
      <text:list xml:id="list8542860737310681926" text:style-name="L10">
        <text:list-item>
          <text:p text:style-name="P15">Within 1 week of oral</text:p>
        </text:list-item>
      </text:list>
      <text:p text:style-name="P2"/>
      <text:p text:style-name="Text_20_body">Conditions for completion:</text:p>
      <text:p text:style-name="Text_20_body">The comprehensive committee will determine whether a student has obtained a PASS, CONDITIONAL PASS, or FAILURE, on the written examination (i.e., major paper). A student will pass if at least two committee members have assigned “Passes”, with the third assigning, at minimum, a “Conditional Pass”. A student will Fail, if at least two committee members have assigned a Fail. Anything else will be considered a Conditional Pass. A student who fails the written examination will be withdrawn from the Ph.D. program. </text:p>
      <text:p text:style-name="Text_20_body">At the discretion of the clinical program, students who receive a Conditional Pass will be required to submit a revised version of the paper in response to remedial measures specified by the committee, and may also need to complete an oral examination. In such cases, the revised version of the paper and oral examination (if required) will be graded as pass/fail; both the revised paper and oral examination would <text:soft-page-break/>need to be graded as a Pass (by at least two of the three committee members) in order for the student to continue in the program. A student who does not pass both the revised paper and oral examination would be withdrawn from the Ph.D. program.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09:38:05.311099000</meta:creation-date>
    <dc:date>2016-12-07T10:08:01.913475000</dc:date>
    <meta:editing-duration>PT8M4S</meta:editing-duration>
    <meta:editing-cycles>4</meta:editing-cycles>
    <meta:generator>LibreOffice/5.1.6.2$MacOSX_X86_64 LibreOffice_project/07ac168c60a517dba0f0d7bc7540f5afa45f0909</meta:generator>
    <meta:document-statistic meta:table-count="0" meta:image-count="0" meta:object-count="0" meta:page-count="2" meta:paragraph-count="28" meta:word-count="429" meta:character-count="2624" meta:non-whitespace-character-count="2218"/>
  </office:meta>
</office:document-meta>
</file>